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D000002BC936918CFC5B953AF.png" manifest:media-type="image/png"/>
  <manifest:file-entry manifest:full-path="Pictures/100000000000034D00000258307D98C72E1226A5.png" manifest:media-type="image/png"/>
  <manifest:file-entry manifest:full-path="Pictures/100000000000028A0000028A80E24D0D72D94AA5.png" manifest:media-type="image/png"/>
  <manifest:file-entry manifest:full-path="Pictures/100000000000034D000002BC5733DC0483C1F4EC.png" manifest:media-type="image/png"/>
  <manifest:file-entry manifest:full-path="Pictures/1000000000000505000001909B7A7C2424564F29.png" manifest:media-type="image/png"/>
  <manifest:file-entry manifest:full-path="Pictures/100000000000034D000002BCB7DC3E0E4304BE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444cm" fo:min-width="1.194cm" fo:padding-top="0.176cm" fo:padding-bottom="0.176cm" fo:padding-left="0.301cm" fo:padding-right="0.301cm" draw:shadow-opacity="50%"/>
    </style:style>
    <style:style style:name="gr2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546cm" fo:min-width="1.296cm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546cm" fo:min-width="1.296cm" fo:padding-top="0.176cm" fo:padding-bottom="0.176cm" fo:padding-left="0.301cm" fo:padding-right="0.301cm" draw:shadow-opacity="50%"/>
    </style:style>
    <style:style style:name="gr4" style:family="graphic" style:parent-style-name="objectwithoutfill">
      <style:graphic-properties svg:stroke-color="#000000" draw:marker-end="Small_20_Arrow" draw:marker-end-width="0.254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446cm" fo:min-width="1.196cm" fo:padding-top="0.175cm" fo:padding-bottom="0.175cm" fo:padding-left="0.3cm" fo:padding-right="0.3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875cm" fo:min-width="0.625cm" fo:padding-top="0.176cm" fo:padding-bottom="0.176cm" fo:padding-left="0.301cm" fo:padding-right="0.301cm" draw:shadow-opacity="10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svg:stroke-width="0.102cm" svg:stroke-color="#ff0000" draw:marker-start-width="0.509cm" draw:marker-end="Dimension_20_Lines" draw:marker-end-width="0.81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ff0000" draw:marker-start-width="0.509cm" draw:marker-end="Dimension_20_Lines" draw:marker-end-width="0.66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0000" draw:marker-start-width="0.509cm" draw:marker-end="Dimension_20_Lines" draw:marker-end-width="0.6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9933" draw:marker-start-width="0.509cm" draw:marker-end="Small_20_Arrow" draw:marker-end-width="0.55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988cm" fo:min-width="0.738cm" fo:padding-top="0.176cm" fo:padding-bottom="0.176cm" fo:padding-left="0.301cm" fo:padding-right="0.301cm" draw:shadow-opacity="100%"/>
    </style:style>
    <style:style style:name="gr16" style:family="graphic" style:parent-style-name="objectwithoutfill">
      <style:graphic-properties svg:stroke-width="0.102cm" svg:stroke-color="#009933" draw:marker-start-width="0.509cm" draw:marker-end="Small_20_Arrow" draw:marker-end-width="0.254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628cm" fo:min-width="0.378cm" fo:padding-top="0.176cm" fo:padding-bottom="0.176cm" fo:padding-left="0.301cm" fo:padding-right="0.301cm" draw:shadow-opacity="100%"/>
    </style:style>
    <style:style style:name="gr18" style:family="graphic" style:parent-style-name="objectwithoutfill">
      <style:graphic-properties svg:stroke-width="0.102cm" svg:stroke-color="#ff0000" draw:marker-start-width="0.509cm" draw:marker-end="Dimension_20_Lines" draw:marker-end-width="0.61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09933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cccff" draw:opacity="100%"/>
      <style:paragraph-properties fo:text-align="center"/>
      <style:text-properties fo:font-size="20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solid" draw:fill-color="#ccccff" draw:opacity="100%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ccccff" draw:opacity="100%"/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18pt" style:font-weight-asian="bold" style:font-size-complex="18pt" style:font-weight-complex="bold"/>
    </style:style>
    <style:style style:name="T2" style:family="text">
      <style:text-properties fo:font-size="20pt" fo:font-weight="bold" style:font-size-asian="18pt" style:font-weight-asian="bold" style:font-size-complex="1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886cm" svg:y="10.172cm">
          <text:p text:style-name="P1"><text:span text:style-name="T1">TO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0.1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TOC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1.554cm" svg:height="7.017cm" draw:transform="rotate (1.5707963267949) translate (5.936cm 12.671cm)" svg:viewBox="0 0 11555 7018" svg:d="M0 0c6231 0 11555 7018 11555 7018">
          <text:p/>
        </draw:path>
        <draw:path draw:style-name="gr4" draw:text-style-name="P3" draw:layer="layout" svg:width="9.925cm" svg:height="4.558cm" draw:transform="skewX (-0.435459648372585) rotate (0.355349035706045) translate (7.60570054888454cm 13.9226867263191cm)" svg:viewBox="0 0 9926 4559" svg:d="M0 0c5353 0 9926 4559 9926 4559">
          <text:p/>
        </draw:path>
        <draw:path draw:style-name="gr4" draw:text-style-name="P3" draw:layer="layout" svg:width="9.5cm" svg:height="4.017cm" draw:transform="skewX (-0.651880475619882) rotate (-2.80282424577769) translate (20.4857470812634cm 14.2591300586197cm)" svg:viewBox="0 0 9501 4018" svg:d="M0 0c5123-1 9501 4018 9501 4018">
          <text:p/>
        </draw:path>
        <draw:path draw:style-name="gr4" draw:text-style-name="P3" draw:layer="layout" svg:width="12.126cm" svg:height="6.679cm" draw:transform="skewX (0.0572467994654139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471cm">
          <text:p/>
        </draw:line>
        <draw:line draw:style-name="gr7" draw:text-style-name="P3" draw:layer="layout" svg:x1="7.112cm" svg:y1="12.954cm" svg:x2="13.191cm" svg:y2="5.334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191cm" svg:y2="11.43cm">
          <text:p/>
        </draw:line>
        <draw:line draw:style-name="gr7" draw:text-style-name="P3" draw:layer="layout" svg:x1="20.828cm" svg:y1="13.208cm" svg:x2="14.924cm" svg:y2="5.334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24cm" svg:y2="11.43cm">
          <text:p/>
        </draw:line>
        <draw:line draw:style-name="gr7" draw:text-style-name="P3" draw:layer="layout" svg:x1="14.224cm" svg:y1="2.71cm" svg:x2="14.224cm" svg:y2="7.272cm">
          <text:p/>
        </draw:line>
        <draw:line draw:style-name="gr7" draw:text-style-name="P3" draw:layer="layout" svg:x1="13.716cm" svg:y1="2.71cm" svg:x2="13.716cm" svg:y2="10.672cm">
          <text:p/>
        </draw:line>
        <draw:custom-shape draw:style-name="gr8" draw:text-style-name="P5" draw:layer="layout" svg:width="1.733cm" svg:height="1.733cm" svg:x="13.192cm" svg:y="4.471cm">
          <text:p text:style-name="P1"><text:span text:style-name="T2">G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8cm" svg:y="7.272cm">
          <text:p text:style-name="P1"><text:span text:style-name="T2">ANA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9cm" svg:y="10.672cm">
          <text:p text:style-name="P1"><text:span text:style-name="T2">HB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7.999cm" svg:height="8.715cm" svg:x="-0.167cm" svg:y="2.929cm">
          <draw:image xlink:href="Pictures/1000000000000505000001909B7A7C2424564F29.png" xlink:type="simple" xlink:show="embed" xlink:actuate="onLoad">
            <text:p/>
          </draw:image>
        </draw:frame>
        <draw:frame draw:style-name="gr10" draw:text-style-name="P6" draw:layer="layout" svg:width="9.398cm" svg:height="0.962cm" svg:x="17.164cm" svg:y="9.92cm">
          <draw:text-box>
            <text:p><text:span text:style-name="T3">GIGANTE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0.1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1.554cm" svg:height="7.017cm" draw:transform="rotate (1.5707963267949) translate (5.936cm 12.671cm)" svg:viewBox="0 0 11555 7018" svg:d="M0 0c6231 0 11555 7018 11555 7018">
          <text:p/>
        </draw:path>
        <draw:path draw:style-name="gr4" draw:text-style-name="P3" draw:layer="layout" svg:width="9.925cm" svg:height="4.558cm" draw:transform="skewX (-0.435459648372585) rotate (0.355349035706045) translate (7.60570054888454cm 13.9226867263191cm)" svg:viewBox="0 0 9926 4559" svg:d="M0 0c5353 0 9926 4559 9926 4559">
          <text:p/>
        </draw:path>
        <draw:path draw:style-name="gr4" draw:text-style-name="P3" draw:layer="layout" svg:width="9.5cm" svg:height="4.017cm" draw:transform="skewX (-0.651880475619882) rotate (-2.80282424577769) translate (20.4857470812634cm 14.2591300586197cm)" svg:viewBox="0 0 9501 4018" svg:d="M0 0c5123-1 9501 4018 9501 4018">
          <text:p/>
        </draw:path>
        <draw:path draw:style-name="gr4" draw:text-style-name="P3" draw:layer="layout" svg:width="12.126cm" svg:height="6.679cm" draw:transform="skewX (0.0572467994654139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471cm">
          <text:p/>
        </draw:line>
        <draw:line draw:style-name="gr7" draw:text-style-name="P3" draw:layer="layout" svg:x1="7.112cm" svg:y1="12.954cm" svg:x2="13.191cm" svg:y2="5.334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191cm" svg:y2="11.43cm">
          <text:p/>
        </draw:line>
        <draw:line draw:style-name="gr7" draw:text-style-name="P3" draw:layer="layout" svg:x1="20.828cm" svg:y1="13.208cm" svg:x2="14.924cm" svg:y2="5.334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24cm" svg:y2="11.43cm">
          <text:p/>
        </draw:line>
        <draw:line draw:style-name="gr7" draw:text-style-name="P3" draw:layer="layout" svg:x1="14.224cm" svg:y1="2.71cm" svg:x2="14.224cm" svg:y2="7.272cm">
          <text:p/>
        </draw:line>
        <draw:line draw:style-name="gr7" draw:text-style-name="P3" draw:layer="layout" svg:x1="13.716cm" svg:y1="2.71cm" svg:x2="13.716cm" svg:y2="10.672cm">
          <text:p/>
        </draw:line>
        <draw:custom-shape draw:style-name="gr8" draw:text-style-name="P5" draw:layer="layout" svg:width="1.733cm" svg:height="1.733cm" svg:x="13.192cm" svg:y="4.471cm">
          <text:p text:style-name="P1"><text:span text:style-name="T2">CC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8cm" svg:y="7.272cm">
          <text:p text:style-name="P1"><text:span text:style-name="T2">ANAC2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9cm" svg:y="10.672cm">
          <text:p text:style-name="P1"><text:span text:style-name="T2">HB-2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0.1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3" draw:layer="layout" svg:width="11.146cm" svg:height="6.509cm" draw:transform="rotate (1.5707963267949) translate (5.936cm 12.671cm)" svg:viewBox="0 0 11147 6510" svg:d="M0 0c6011 0 11147 6510 11147 6510">
          <text:p/>
        </draw:path>
        <draw:path draw:style-name="gr12" draw:text-style-name="P3" draw:layer="layout" svg:width="9.809cm" svg:height="4.55cm" draw:transform="skewX (-0.425511271636217) rotate (0.359537825910832) translate (7.60570439394344cm 13.9226867119825cm)" svg:viewBox="0 0 9810 4551" svg:d="M0 0c5293 0 9810 4551 9810 4551">
          <text:p/>
        </draw:path>
        <draw:path draw:style-name="gr13" draw:text-style-name="P3" draw:layer="layout" svg:width="9.356cm" svg:height="4.01cm" draw:transform="skewX (-0.637917841603927) rotate (-2.79723919217131) translate (20.4857513266598cm 14.2591299740607cm)" svg:viewBox="0 0 9357 4011" svg:d="M0 0c5044-1 9357 4011 9357 4011">
          <text:p/>
        </draw:path>
        <draw:path draw:style-name="gr14" draw:text-style-name="P3" draw:layer="layout" svg:width="12.126cm" svg:height="6.679cm" draw:transform="skewX (0.0572467994654139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064cm">
          <text:p/>
        </draw:line>
        <draw:line draw:style-name="gr7" draw:text-style-name="P3" draw:layer="layout" svg:x1="7.112cm" svg:y1="12.954cm" svg:x2="13.109cm" svg:y2="5.08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092cm" svg:y2="10.668cm">
          <text:p/>
        </draw:line>
        <draw:line draw:style-name="gr7" draw:text-style-name="P3" draw:layer="layout" svg:x1="20.828cm" svg:y1="13.208cm" svg:x2="14.986cm" svg:y2="5.08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86cm" svg:y2="10.668cm">
          <text:p/>
        </draw:line>
        <draw:line draw:style-name="gr7" draw:text-style-name="P3" draw:layer="layout" svg:x1="14.224cm" svg:y1="2.71cm" svg:x2="14.224cm" svg:y2="6.858cm">
          <text:p/>
        </draw:line>
        <draw:line draw:style-name="gr7" draw:text-style-name="P3" draw:layer="layout" svg:x1="13.716cm" svg:y1="2.71cm" svg:x2="13.716cm" svg:y2="9.906cm">
          <text:p/>
        </draw:line>
        <draw:custom-shape draw:style-name="gr15" draw:text-style-name="P7" draw:layer="layout" svg:width="1.894cm" svg:height="1.894cm" svg:x="13.092cm" svg:y="4.033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" draw:layer="layout" svg:width="9.744cm" svg:height="4.106cm" draw:transform="skewX (-0.40927970959267) rotate (2.44311188694166) translate (21.6800691945605cm 12.8432423876705cm)" svg:viewBox="0 0 9745 4107" svg:d="M0 0c5254-1 9745 4107 9745 4107">
          <text:p/>
        </draw:path>
        <draw:path draw:style-name="gr13" draw:text-style-name="P3" draw:layer="layout" svg:width="9.744cm" svg:height="4.106cm" draw:transform="skewX (-0.40927970959267) rotate (-1.81374615867251) translate (13.1091429494906cm 2.20479305604904cm)" svg:viewBox="0 0 9745 4107" svg:d="M0 0c5254-1 9745 4107 9745 4107">
          <text:p/>
        </draw:path>
        <draw:custom-shape draw:style-name="gr15" draw:text-style-name="P7" draw:layer="layout" svg:width="1.894cm" svg:height="1.894cm" svg:x="13.092cm" svg:y="6.834cm">
          <text:p text:style-name="P1"><text:span text:style-name="T4">RD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894cm" svg:height="1.894cm" svg:x="13.092cm" svg:y="9.735cm">
          <text:p text:style-name="P1"><text:span text:style-name="T4">AB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2" xml:id="id1" draw:id="id1" draw:layer="layout" svg:width="2.54cm" svg:height="2.54cm" svg:x="6.484cm" svg:y="3.271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0.586cm" svg:y="12.072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4cm" svg:height="2.54cm" svg:x="11.986cm" svg:y="12.073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8.555cm" svg:height="4.619cm" draw:transform="skewX (0.0921533845053006) rotate (-0.511730536684738) translate (8.89009320882179cm 4.06413144689887cm)" svg:viewBox="0 0 8556 4620" svg:d="M0 0c4614-1 8556 4620 8556 4620">
          <text:p/>
        </draw:path>
        <draw:path draw:style-name="gr13" draw:text-style-name="P3" draw:layer="layout" svg:width="6.092cm" svg:height="2.582cm" draw:transform="skewX (-0.436681378848981) rotate (2.42548406149652) translate (13.2080426317616cm 12.073154676804cm)" svg:viewBox="0 0 6093 2583" svg:d="M0 0c3285 0 6093 2583 6093 2583">
          <text:p/>
        </draw:path>
        <draw:path draw:style-name="gr13" draw:text-style-name="P3" draw:layer="layout" svg:width="6.518cm" svg:height="2.842cm" draw:transform="skewX (-0.431445391092998) rotate (-1.76958932859705) translate (6.48416825417179cm 4.82621016171563cm)" svg:viewBox="0 0 6519 2843" svg:d="M0 0c3515-1 6519 2843 6519 2843">
          <text:p/>
        </draw:path>
        <draw:path draw:style-name="gr13" draw:text-style-name="P3" draw:layer="layout" svg:width="7.36cm" svg:height="2.625cm" draw:transform="skewX (-0.542273798594638) rotate (-2.86443436837309) translate (12.4458772378867cm 14.2683244711181cm)" svg:viewBox="0 0 7361 2626" svg:d="M0 0c3969-1 7361 2626 7361 2626">
          <text:p/>
        </draw:path>
        <draw:path draw:style-name="gr13" draw:text-style-name="P3" draw:layer="layout" svg:width="6.814cm" svg:height="2.604cm" draw:transform="skewX (-0.475602221168455) rotate (0.319395253114962) translate (3.12126753129372cm 13.20661522326cm)" svg:viewBox="0 0 6815 2605" svg:d="M0 0c3675-1 6815 2605 6815 2605">
          <text:p/>
        </draw:path>
        <draw:line draw:style-name="gr7" draw:text-style-name="P3" draw:layer="layout" svg:x1="7.62cm" svg:y1="5.811cm" svg:x2="6.484cm" svg:y2="8.128cm">
          <text:p/>
        </draw:line>
        <draw:line draw:style-name="gr7" draw:text-style-name="P3" draw:layer="layout" svg:x1="7.621cm" svg:y1="5.811cm" svg:x2="9.144cm" svg:y2="8.129cm">
          <text:p/>
        </draw:line>
        <draw:line draw:style-name="gr7" draw:text-style-name="P3" draw:layer="layout" svg:x1="7.621cm" svg:y1="5.811cm" svg:x2="6.604cm" svg:y2="10.729cm">
          <text:p/>
        </draw:line>
        <draw:line draw:style-name="gr7" draw:text-style-name="P3" draw:layer="layout" svg:x1="7.594cm" svg:y1="5.811cm" svg:x2="9.144cm" svg:y2="10.73cm">
          <text:p/>
        </draw:line>
        <draw:custom-shape draw:style-name="gr17" draw:text-style-name="P8" draw:layer="layout" svg:width="1.386cm" svg:height="1.386cm" svg:x="5.835cm" svg:y="8.129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.386cm" svg:height="1.386cm" svg:x="8.435cm" svg:y="8.13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794cm" svg:y1="12.446cm" svg:x2="5.835cm" svg:y2="8.89cm">
          <text:p/>
        </draw:line>
        <draw:line draw:style-name="gr7" draw:text-style-name="P3" draw:layer="layout" svg:x1="2.794cm" svg:y1="12.447cm" svg:x2="5.835cm" svg:y2="11.43cm">
          <text:p/>
        </draw:line>
        <draw:line draw:style-name="gr7" draw:text-style-name="P3" draw:layer="layout" svg:x1="2.794cm" svg:y1="12.448cm" svg:x2="8.435cm" svg:y2="8.89cm">
          <text:p/>
        </draw:line>
        <draw:line draw:style-name="gr7" draw:text-style-name="P3" draw:layer="layout" svg:x1="2.794cm" svg:y1="12.449cm" svg:x2="8.635cm" svg:y2="11.43cm">
          <text:p/>
        </draw:line>
        <draw:custom-shape draw:style-name="gr17" draw:text-style-name="P8" draw:layer="layout" svg:width="1.386cm" svg:height="1.386cm" svg:x="5.835cm" svg:y="10.73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446cm" svg:y1="12.446cm" svg:x2="9.821cm" svg:y2="8.891cm">
          <text:p/>
        </draw:line>
        <draw:line draw:style-name="gr7" draw:text-style-name="P3" draw:layer="layout" svg:x1="12.447cm" svg:y1="12.447cm" svg:x2="9.822cm" svg:y2="8.892cm">
          <text:p/>
        </draw:line>
        <draw:line draw:style-name="gr7" draw:text-style-name="P3" draw:layer="layout" svg:x1="12.448cm" svg:y1="12.448cm" svg:x2="10.021cm" svg:y2="11.43cm">
          <text:p/>
        </draw:line>
        <draw:line draw:style-name="gr7" draw:text-style-name="P3" draw:layer="layout" svg:x1="12.449cm" svg:y1="12.449cm" svg:x2="7.221cm" svg:y2="8.89cm">
          <text:p/>
        </draw:line>
        <draw:line draw:style-name="gr7" draw:text-style-name="P3" draw:layer="layout" svg:x1="12.45cm" svg:y1="12.45cm" svg:x2="7.221cm" svg:y2="11.43cm">
          <text:p/>
        </draw:line>
        <draw:custom-shape draw:style-name="gr17" draw:text-style-name="P8" draw:layer="layout" svg:width="1.386cm" svg:height="1.386cm" svg:x="8.636cm" svg:y="10.731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8.494cm" svg:height="4.843cm" draw:transform="skewX (0.0856956662729216) rotate (1.55631009400334) translate (1.52377194551722cm 12.0722221436995cm)" svg:viewBox="0 0 8495 4844" svg:d="M0 0c4581-1 8495 4844 8495 4844">
          <text:p/>
        </draw:path>
        <draw:connector draw:style-name="gr18" draw:text-style-name="P3" draw:layer="layout" draw:type="curve" draw:line-skew="-0.311cm" svg:x1="6.856cm" svg:y1="3.643cm" svg:x2="8.756cm" svg:y2="3.307cm" draw:start-shape="id1" draw:start-glue-point="5" svg:d="M6856 3643c0-1851 1900-1683 1900-336" svg:viewBox="0 0 1901 1369">
          <text:p/>
        </draw:connector>
        <draw:connector draw:style-name="gr18" draw:text-style-name="P3" draw:layer="layout" draw:type="curve" svg:x1="14.154cm" svg:y1="12.445cm" svg:x2="14.52cm" svg:y2="14.3cm" draw:start-shape="id2" draw:start-glue-point="11" svg:d="M14154 12445c1386 0 1203 1855 366 1855" svg:viewBox="0 0 1019 1856">
          <text:p/>
        </draw:connecto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2" xml:id="id3" draw:id="id3" draw:layer="layout" svg:width="2.54cm" svg:height="2.54cm" svg:x="6.484cm" svg:y="3.271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0.586cm" svg:y="12.072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4cm" svg:height="2.54cm" svg:x="11.986cm" svg:y="12.073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8.555cm" svg:height="4.619cm" draw:transform="skewX (0.0921533845053006) rotate (-0.511730536684738) translate (8.89009320882179cm 4.06413144689887cm)" svg:viewBox="0 0 8556 4620" svg:d="M0 0c4614-1 8556 4620 8556 4620">
          <text:p/>
        </draw:path>
        <draw:path draw:style-name="gr13" draw:text-style-name="P3" draw:layer="layout" svg:width="6.092cm" svg:height="2.582cm" draw:transform="skewX (-0.436681378848981) rotate (2.42548406149652) translate (13.2080426317616cm 12.073154676804cm)" svg:viewBox="0 0 6093 2583" svg:d="M0 0c3285 0 6093 2583 6093 2583">
          <text:p/>
        </draw:path>
        <draw:path draw:style-name="gr13" draw:text-style-name="P3" draw:layer="layout" svg:width="6.518cm" svg:height="2.842cm" draw:transform="skewX (-0.431445391092998) rotate (-1.76958932859705) translate (6.48416825417179cm 4.82621016171563cm)" svg:viewBox="0 0 6519 2843" svg:d="M0 0c3515-1 6519 2843 6519 2843">
          <text:p/>
        </draw:path>
        <draw:path draw:style-name="gr13" draw:text-style-name="P3" draw:layer="layout" svg:width="7.36cm" svg:height="2.625cm" draw:transform="skewX (-0.542273798594638) rotate (-2.86443436837309) translate (12.4458772378867cm 14.2683244711181cm)" svg:viewBox="0 0 7361 2626" svg:d="M0 0c3969-1 7361 2626 7361 2626">
          <text:p/>
        </draw:path>
        <draw:line draw:style-name="gr19" draw:text-style-name="P3" draw:layer="layout" svg:x1="2.794cm" svg:y1="12.446cm" svg:x2="7.035cm" svg:y2="7.62cm">
          <text:p/>
        </draw:line>
        <draw:line draw:style-name="gr7" draw:text-style-name="P3" draw:layer="layout" svg:x1="2.794cm" svg:y1="12.447cm" svg:x2="7.035cm" svg:y2="9.906cm">
          <text:p/>
        </draw:line>
        <draw:line draw:style-name="gr7" draw:text-style-name="P3" draw:layer="layout" svg:x1="2.794cm" svg:y1="12.449cm" svg:x2="7.035cm" svg:y2="11.938cm">
          <text:p/>
        </draw:line>
        <draw:custom-shape draw:style-name="gr17" draw:text-style-name="P8" draw:layer="layout" svg:width="1.386cm" svg:height="1.386cm" svg:x="7.035cm" svg:y="11.23cm">
          <text:p text:style-name="P1"><text:span text:style-name="T4">GRP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447cm" svg:y1="12.447cm" svg:x2="8.421cm" svg:y2="7.62cm">
          <text:p/>
        </draw:line>
        <draw:line draw:style-name="gr7" draw:text-style-name="P3" draw:layer="layout" svg:x1="12.448cm" svg:y1="12.448cm" svg:x2="8.421cm" svg:y2="9.906cm">
          <text:p/>
        </draw:line>
        <draw:line draw:style-name="gr7" draw:text-style-name="P3" draw:layer="layout" svg:x1="12.45cm" svg:y1="12.45cm" svg:x2="8.421cm" svg:y2="11.938cm">
          <text:p/>
        </draw:line>
        <draw:path draw:style-name="gr16" draw:text-style-name="P3" draw:layer="layout" svg:width="8.494cm" svg:height="4.843cm" draw:transform="skewX (0.0856956662729216) rotate (1.55631009400334) translate (1.52377194551722cm 12.0722221436995cm)" svg:viewBox="0 0 8495 4844" svg:d="M0 0c4581-1 8495 4844 8495 4844">
          <text:p/>
        </draw:path>
        <draw:connector draw:style-name="gr18" draw:text-style-name="P3" draw:layer="layout" draw:type="curve" draw:line-skew="-0.311cm" svg:x1="6.856cm" svg:y1="3.643cm" svg:x2="8.756cm" svg:y2="3.307cm" draw:start-shape="id3" draw:start-glue-point="5" svg:d="M6856 3643c0-1851 1900-1683 1900-336" svg:viewBox="0 0 1901 1369">
          <text:p/>
        </draw:connector>
        <draw:connector draw:style-name="gr18" draw:text-style-name="P3" draw:layer="layout" draw:type="curve" svg:x1="14.154cm" svg:y1="12.445cm" svg:x2="14.52cm" svg:y2="14.3cm" draw:start-shape="id4" draw:start-glue-point="11" svg:d="M14154 12445c1386 0 1203 1855 366 1855" svg:viewBox="0 0 1019 1856">
          <text:p/>
        </draw:connector>
        <draw:path draw:style-name="gr16" draw:text-style-name="P3" draw:layer="layout" svg:width="7.084cm" svg:height="2.417cm" draw:transform="skewX (-0.538434074240251) rotate (0.282394272972682) translate (3.12010516702683cm 13.5878189302816cm)" svg:viewBox="0 0 7085 2418" svg:d="M0 0c3821-1 7085 2418 7085 2418">
          <text:p/>
        </draw:path>
        <draw:line draw:style-name="gr19" draw:text-style-name="P3" draw:layer="layout" svg:x1="7.62cm" svg:y1="5.811cm" svg:x2="7.62cm" svg:y2="6.929cm">
          <text:p/>
        </draw:line>
        <draw:line draw:style-name="gr19" draw:text-style-name="P3" draw:layer="layout" svg:x1="7.312cm" svg:y1="5.786cm" svg:x2="7.312cm" svg:y2="9.398cm">
          <text:p/>
        </draw:line>
        <draw:line draw:style-name="gr19" draw:text-style-name="P3" draw:layer="layout" svg:x1="8.012cm" svg:y1="5.761cm" svg:x2="8.012cm" svg:y2="11.23cm">
          <text:p/>
        </draw:line>
        <draw:custom-shape draw:style-name="gr17" draw:text-style-name="P8" draw:layer="layout" svg:width="1.386cm" svg:height="1.386cm" svg:x="7.035cm" svg:y="9.131cm">
          <text:p text:style-name="P1"><text:span text:style-name="T4">DREB2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.386cm" svg:height="1.386cm" svg:x="7.037cm" svg:y="6.931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9.011cm" svg:height="15.749cm" svg:x="4.606cm" svg:y="0.063cm">
          <draw:image xlink:href="Pictures/100000000000034D000002BCB7DC3E0E4304BE6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9.011cm" svg:height="15.749cm" svg:x="4.606cm" svg:y="0.063cm">
          <draw:image xlink:href="Pictures/100000000000034D000002BC5733DC0483C1F4EC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0.16cm" svg:height="10.16cm" svg:x="1.27cm" svg:y="2.032cm">
          <draw:image xlink:href="Pictures/100000000000028A0000028A80E24D0D72D94AA5.png" xlink:type="simple" xlink:show="embed" xlink:actuate="onLoad">
            <text:p/>
          </draw:image>
        </draw:frame>
        <draw:frame draw:style-name="gr9" draw:text-style-name="P3" draw:layer="layout" svg:width="10.16cm" svg:height="9.97cm" svg:x="16.002cm" svg:y="2.73cm">
          <draw:image xlink:href="Pictures/100000000000034D00000258307D98C72E1226A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0" draw:text-style-name="P1" draw:layer="layout" svg:width="12.412cm" svg:height="10.282cm" svg:x="7.146cm" svg:y="3.048cm">
          <draw:image xlink:href="Pictures/100000000000034D000002BC936918CFC5B953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6:58:17.831296286</meta:creation-date>
    <dc:date>2019-05-21T13:56:02.607604742</dc:date>
    <meta:editing-duration>PT8H54M49S</meta:editing-duration>
    <meta:editing-cycles>17</meta:editing-cycles>
    <meta:generator>LibreOffice/6.0.7.3$Linux_X86_64 LibreOffice_project/00m0$Build-3</meta:generator>
    <meta:document-statistic meta:object-count="290"/>
  </office:meta>
</office:document-meta>
</file>